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EraserDust" svg:font-family="EraserDust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  <style:font-face style:name="Ubuntu Mono" svg:font-family="'Ubuntu Mono'" style:font-pitch="fixed"/>
    <style:font-face style:name="Ubuntu Mono1" svg:font-family="'Ubuntu Mono'" style:font-family-generic="system" style:font-pitch="fixed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margin-top="0in" fo:margin-bottom="0.1181in" style:contextual-spacing="false" fo:line-height="150%"/>
      <style:text-properties style:font-name="Ubuntu"/>
    </style:style>
    <style:style style:name="P3" style:family="paragraph" style:parent-style-name="Standard">
      <style:paragraph-properties fo:margin-top="0in" fo:margin-bottom="0.1181in" style:contextual-spacing="false" fo:line-height="150%"/>
      <style:text-properties style:font-name="Ubuntu" fo:language="de" fo:country="DE"/>
    </style:style>
    <style:style style:name="P4" style:family="paragraph" style:parent-style-name="Standard">
      <style:paragraph-properties fo:margin-top="0in" fo:margin-bottom="0.1181in" style:contextual-spacing="false" fo:line-height="150%"/>
      <style:text-properties style:font-name="Ubuntu" fo:language="de" fo:country="DE" fo:font-style="italic" style:font-style-asian="italic" style:font-style-complex="italic"/>
    </style:style>
    <style:style style:name="P5" style:family="paragraph" style:parent-style-name="Standard">
      <style:paragraph-properties fo:margin-top="0in" fo:margin-bottom="0.1181in" style:contextual-spacing="false" fo:line-height="150%"/>
    </style:style>
    <style:style style:name="P6" style:family="paragraph" style:parent-style-name="Standard">
      <style:paragraph-properties fo:margin-top="0in" fo:margin-bottom="0.1181in" style:contextual-spacing="false" fo:line-height="150%" fo:break-before="page"/>
    </style:style>
    <style:style style:name="P7" style:family="paragraph" style:parent-style-name="Standard">
      <style:paragraph-properties fo:margin-top="0in" fo:margin-bottom="0.1181in" style:contextual-spacing="false" fo:line-height="150%"/>
      <style:text-properties fo:language="de" fo:country="DE"/>
    </style:style>
    <style:style style:name="P8" style:family="paragraph" style:parent-style-name="Standard">
      <style:paragraph-properties fo:margin-top="0in" fo:margin-bottom="0.1181in" style:contextual-spacing="false" fo:line-height="150%"/>
      <style:text-properties style:font-name="EraserDust" fo:font-size="17pt" fo:language="de" fo:country="DE" style:font-size-asian="17pt" style:font-size-complex="17pt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5.5in"/>
        </style:tab-stops>
      </style:paragraph-properties>
    </style:style>
    <style:style style:name="P10" style:family="paragraph" style:parent-style-name="Standard">
      <style:paragraph-properties fo:margin-top="0in" fo:margin-bottom="0.1181in" style:contextual-spacing="false" fo:line-height="150%"/>
      <style:text-properties style:font-name="Ubuntu" officeooo:paragraph-rsid="000723b2"/>
    </style:style>
    <style:style style:name="T1" style:family="text">
      <style:text-properties style:font-name="Ubuntu" fo:language="de" fo:country="DE"/>
    </style:style>
    <style:style style:name="T2" style:family="text">
      <style:text-properties style:font-name="Ubuntu" fo:language="de" fo:country="DE" fo:font-weight="bold" style:font-weight-asian="bold" style:font-weight-complex="bold"/>
    </style:style>
    <style:style style:name="T3" style:family="text">
      <style:text-properties style:font-name="Ubuntu"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4" style:family="text">
      <style:text-properties style:font-name="Ubuntu Mono1" fo:language="de" fo:country="DE" fo:font-weight="bold" style:font-weight-asian="bold" style:font-weight-complex="bold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44a99"/>
    </style:style>
    <style:style style:name="T7" style:family="text">
      <style:text-properties style:font-name="Ubuntu Mono" officeooo:rsid="00053a76"/>
    </style:style>
    <style:style style:name="T8" style:family="text">
      <style:text-properties officeooo:rsid="000723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Absatz-Standardschriftart"><text:span text:style-name="T3">Arbeitsblatt 1: GROUP BY und HAVING</text:span></text:span></text:p>
      <text:p text:style-name="P1"/>
      <text:p text:style-name="P1"/>
      <text:p text:style-name="P5"><text:span text:style-name="Absatz-Standardschriftart"><text:span text:style-name="T1">Alle nachfolgenden Aufgaben beziehen sich auf die Tabelle </text:span></text:span><text:span text:style-name="Absatz-Standardschriftart"><text:span text:style-name="T4">Person.</text:span></text:span></text:p>
      <text:p text:style-name="P5"><text:span text:style-name="Absatz-Standardschriftart"><text:span text:style-name="T2">Aufgabe 1)</text:span></text:span><text:span text:style-name="Absatz-Standardschriftart"><text:span text:style-name="T1"> Überlege Dir, welche Ergebnisse du bei den folgenden SQL-Select-Abfragen erwartest und beschreibe sie. Probiere Sie anschließend in der Datenbank aus.</text:span></text:span></text:p>
      <text:p text:style-name="P7"/>
      <text:p text:style-name="P2">Bsp) <text:span text:style-name="T5">SELECT year_of_birth, MAX(height) FROM Person GROUP BY year_of_birth</text:span></text:p>
      <text:p text:style-name="P8">Gibt für jedes Geburtsjahr die maximale Körpergröße an.</text:p>
      <text:p text:style-name="P2">a) <text:span text:style-name="T5">SELECT gender, MIN(year_of_birth) FROM Person G</text:span><text:span text:style-name="T6">R</text:span><text:span text:style-name="T5">OUP BY gender</text:span></text:p>
      <text:p text:style-name="P2">……………………………………………………………………………………………………</text:p>
      <text:p text:style-name="P2">b) <text:span text:style-name="T5">SELECT gender, COUNT(*) FROM Person GROUP BY gender</text:span></text:p>
      <text:p text:style-name="P2">……………………………………………………………………………………………………</text:p>
      <text:p text:style-name="P2">c) <text:span text:style-name="T5">SELECT gender, MAX(year_of_birth) FROM Person WHERE height &lt; 1.70 <text:line-break/></text:span><text:span text:style-name="T7"><text:tab/></text:span><text:span text:style-name="T5">GROUP BY gender</text:span></text:p>
      <text:p text:style-name="P2">……………………………………………………………………………………………………</text:p>
      <text:p text:style-name="P2">d) <text:span text:style-name="T5">SELECT year_of_birth, COUNT(*) FROM Person WHERE year_of_birth &gt; 2000 <text:line-break/></text:span><text:span text:style-name="T7"><text:tab/></text:span><text:span text:style-name="T5">GROUP BY year_of_birth</text:span></text:p>
      <text:p text:style-name="P3">……………………………………………………………………………………………………</text:p>
      <text:p text:style-name="P2">e) <text:span text:style-name="T5">SELECT name, gender, MAX(year_of_birth) FROM Person GROUP BY name, gender</text:span></text:p>
      <text:p text:style-name="P2">……………………………………………………………………………………………………</text:p>
      <text:p text:style-name="P2">f) <text:span text:style-name="T5">SELECT gender, AVG(height) FROM Person GROUP BY gender</text:span></text:p>
      <text:p text:style-name="P2">……………………………………………………………………………………………………</text:p>
      <text:p text:style-name="P10">g) <text:span text:style-name="T5">SELECT gender, MAX(year_of_birth) FROM Person <text:line-break/></text:span><text:span text:style-name="T7"><text:tab/></text:span><text:span text:style-name="T5">GROUP BY gender HAVING MAX(year_of_birth) &gt; 2000</text:span></text:p>
      <text:p text:style-name="P3">……………………………………………………………………………………………………</text:p>
      <text:p text:style-name="P3"><text:tab/></text:p>
      <text:p text:style-name="P6"><text:span text:style-name="Absatz-Standardschriftart"><text:span text:style-name="T2">Aufgabe 2)</text:span></text:span><text:span text:style-name="Absatz-Standardschriftart"><text:span text:style-name="T1"> Erstelle selbst SQL-SELECT-Abfragen, die folgendes ausgeben:</text:span></text:span></text:p>
      <text:p text:style-name="P4">Probiere deine Anfrage zuerst in der Datenbank aus. Schreibe sie anschließend hier auf</text:p>
      <text:p text:style-name="P3">a) Die Durchschnittsgröße aller <text:span text:style-name="T8">Personen </text:span>mit diversem Geschlecht.</text:p>
      <text:p text:style-name="P3">……………………………………………………………………………………………………</text:p>
      <text:p text:style-name="P3">b) Das durchschnittliche Alter aller Personen, die mit Vornamen „Ali“ heißen.</text:p>
      <text:p text:style-name="P3">……………………………………………………………………………………………………</text:p>
      <text:p text:style-name="P3">c) Die jeweilige Anzahl aller in der Tabelle vorkommenden Vornamen. </text:p>
      <text:p text:style-name="P3">……………………………………………………………………………………………………</text:p>
      <text:p text:style-name="P3">d) Die <text:span text:style-name="T8">Geburtsjahre</text:span> der jüngsten Personen aller drei Geschlechter.</text:p>
      <text:p text:style-name="P3">……………………………………………………………………………………………………</text:p>
      <text:p text:style-name="P3">e) Das durchschnittliche Alter aller Personen in der Tabelle, die nach 1995 geboren sind.</text:p>
      <text:p text:style-name="P3">……………………………………………………………………………………………………</text:p>
      <text:p text:style-name="P3">f) Die Summe der Körpergröße aller Geschlechter, absteigend sortiert nach Geschlecht. </text:p>
      <text:p text:style-name="P3">……………………………………………………………………………………………………</text:p>
      <text:p text:style-name="P3">g) Finde für jeden Vornamen die kleinste Person</text:p>
      <text:p text:style-name="P3">……………………………………………………………………………………………………</text:p>
      <text:p text:style-name="P3">h) Die Durchschnittsgröße für jedes Geschlecht. Dabei sollen nur die Personen, die nach 2005 geboren sind, berücksichtigt werden.</text:p>
      <text:p text:style-name="P3">……………………………………………………………………………………………………</text:p>
      <text:p text:style-name="P3">i) Die Durchschnittsgröße aller Personen, die kleiner als 1.50m sind.</text:p>
      <text:p text:style-name="P3">……………………………………………………………………………………………………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EraserDust" svg:font-family="EraserDust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  <style:font-face style:name="Ubuntu Mono" svg:font-family="'Ubuntu Mono'" style:font-pitch="fixed"/>
    <style:font-face style:name="Ubuntu Mono1" svg:font-family="'Ubuntu Mono'" style:font-family-generic="system" style:font-pitch="fixed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name-complex="Verdana" style:font-family-complex="Verdana" style:font-family-generic-complex="swiss" style:font-pitch-complex="variable" style:font-size-complex="24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Kopfzeile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Fußzeil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Numbering_20_Symbols" style:display-name="Numbering Symbols" style:family="text"/>
    <style:style style:name="Fußzeile_20_Zchn" style:display-name="Fußzeile Zchn" style:family="text" style:parent-style-name="Absatz-Standardschriftar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style:font-name="Ubuntu" fo:language="de" fo:country="D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075in" fo:margin-bottom="0.5in" fo:margin-left="0.8075in" fo:margin-right="0.8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Kopfzeile"><text:span text:style-name="Absatz-Standardschriftart"><text:span text:style-name="MT1">DB106<text:tab/>Datenbanken I: Sortieren und Begrenzen<text:tab/>Seite </text:span></text:span><text:span text:style-name="Absatz-Standardschriftart"><text:span text:style-name="MT1"><text:page-number text:select-page="current">2</text:page-number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meta:initial-creator>Stefan Klein</meta:initial-creator>
    <dc:creator>Christoph Krichenbauer</dc:creator>
    <meta:creation-date>2021-02-02T16:59:00Z</meta:creation-date>
    <dc:date>2021-10-08T10:11:03.393687687</dc:date>
    <meta:editing-cycles>6</meta:editing-cycles>
    <meta:editing-duration>PT3M50S</meta:editing-duration>
    <meta:document-statistic meta:table-count="0" meta:image-count="0" meta:object-count="0" meta:page-count="2" meta:paragraph-count="41" meta:word-count="275" meta:character-count="2436" meta:non-whitespace-character-count="2192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